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9.96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46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2"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Designator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Case</text:p>
          </table:table-cell>
          <table:table-cell office:value-type="string">
            <text:p>SMD/ TH</text:p>
          </table:table-cell>
          <table:table-cell office:value-type="string">
            <text:p>PCB side</text:p>
          </table:table-cell>
          <table:table-cell office:value-type="string">
            <text:p>Comments</text:p>
          </table:table-cell>
        </table:table-row>
        <table:table-row table:style-name="ro3">
          <table:table-cell office:value-type="string">
            <text:p>Intel</text:p>
          </table:table-cell>
          <table:table-cell table:style-name="ce1" office:value-type="string">
            <text:p>10M02SCE144C8G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FPGA - Field Programmable Gate Array, </text:p>
          </table:table-cell>
          <table:table-cell office:value-type="string">
            <text:p>144EQFP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 office:value-type="string">
            <text:p>When hand-soldering: Solder center pad from bottom side</text:p>
          </table:table-cell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THS7316DR</text:p>
          </table:table-cell>
          <table:table-cell office:value-type="string">
            <text:p>AMP1,AMP2</text:p>
          </table:table-cell>
          <table:table-cell office:value-type="float" office:value="2">
            <text:p>2</text:p>
          </table:table-cell>
          <table:table-cell office:value-type="string">
            <text:p>Video Amplifiers 3-Ch HDTV Video Amp</text:p>
          </table:table-cell>
          <table:table-cell office:value-type="string">
            <text:p>SOIC-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LM1117IMPX-3.3/NOPB</text:p>
          </table:table-cell>
          <table:table-cell office:value-type="string">
            <text:p>REG1,REG2</text:p>
          </table:table-cell>
          <table:table-cell office:value-type="float" office:value="2">
            <text:p>2</text:p>
          </table:table-cell>
          <table:table-cell office:value-type="string">
            <text:p>LDO Voltage Regulators 800MA LDO LINEAR REG</text:p>
          </table:table-cell>
          <table:table-cell office:value-type="string">
            <text:p>SOT-223-4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IQD Frequency Products</text:p>
          </table:table-cell>
          <table:table-cell office:value-type="string">
            <text:p>LFSPXO024957Reel</text:p>
          </table:table-cell>
          <table:table-cell office:value-type="string">
            <text:p>OSC1</text:p>
          </table:table-cell>
          <table:table-cell office:value-type="float" office:value="1">
            <text:p>1</text:p>
          </table:table-cell>
          <table:table-cell office:value-type="string">
            <text:p>Standard Clock Oscillators 25MHz 3.3V 50ppm -40C +85C</text:p>
          </table:table-cell>
          <table:table-cell office:value-type="string">
            <text:p>5 mm x 3.2 mm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NKK Switches</text:p>
          </table:table-cell>
          <table:table-cell office:value-type="string">
            <text:p>SS14MDH2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office:value-type="string">
            <text:p>Slide Switches SP3T ON-ON-ON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Cliff</text:p>
          </table:table-cell>
          <table:table-cell office:value-type="string">
            <text:p>FC68125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TRRS Jack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L1,L2,L3</text:p>
          </table:table-cell>
          <table:table-cell office:value-type="float" office:value="3">
            <text:p>3</text:p>
          </table:table-cell>
          <table:table-cell office:value-type="string">
            <text:p>Fixed inductors 10uH, 20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 table:style-name="ce2" office:value-type="string">
            <text:p>Aluminium Electrolytic Capacitor 100uF 16V</text:p>
          </table:table-cell>
          <table:table-cell office:value-type="string">
            <text:p>6.3 mm diameter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,C2,C3,C4,C5,C9,C30</text:p>
          </table:table-cell>
          <table:table-cell office:value-type="float" office:value="7">
            <text:p>7</text:p>
          </table:table-cell>
          <table:table-cell office:value-type="string">
            <text:p>Ceramic capacitor 10uF, 16V, 20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0,C28,C29</text:p>
          </table:table-cell>
          <table:table-cell office:value-type="float" office:value="3">
            <text:p>3</text:p>
          </table:table-cell>
          <table:table-cell office:value-type="string">
            <text:p>Ceramic capacitor 100nF, 16V, 20%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/>
          <table:table-cell office:value-type="string">
            <text:p>C6,C7</text:p>
          </table:table-cell>
          <table:table-cell office:value-type="float" office:value="2">
            <text:p>2</text:p>
          </table:table-cell>
          <table:table-cell office:value-type="string">
            <text:p>Ceramic capacitor 100nF, 16V, 20%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Top/Bottom</text:p>
          </table:table-cell>
          <table:table-cell office:value-type="string">
            <text:p>Bottom until Rev.3, Top from Rev.4 on</text:p>
          </table:table-cell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1-C27,C31-C34</text:p>
          </table:table-cell>
          <table:table-cell office:value-type="float" office:value="21">
            <text:p>21</text:p>
          </table:table-cell>
          <table:table-cell office:value-type="string">
            <text:p>Ceramic capacitor 100nF, 16V, 20%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Bottom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27,R28,R29,R33,R34,R35</text:p>
          </table:table-cell>
          <table:table-cell office:value-type="float" office:value="6">
            <text:p>6</text:p>
          </table:table-cell>
          <table:table-cell office:value-type="string">
            <text:p>Thick film resistor, 75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17,R18,R19</text:p>
          </table:table-cell>
          <table:table-cell office:value-type="float" office:value="3">
            <text:p>3</text:p>
          </table:table-cell>
          <table:table-cell office:value-type="string">
            <text:p>Thick film resistor, 15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7,R40</text:p>
          </table:table-cell>
          <table:table-cell office:value-type="float" office:value="2">
            <text:p>2</text:p>
          </table:table-cell>
          <table:table-cell office:value-type="string">
            <text:p>Thick film resistor, 33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6,R38,R39</text:p>
          </table:table-cell>
          <table:table-cell office:value-type="float" office:value="3">
            <text:p>3</text:p>
          </table:table-cell>
          <table:table-cell office:value-type="string">
            <text:p>Thick film resistor, 68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2,R7,R12,R31</text:p>
          </table:table-cell>
          <table:table-cell office:value-type="float" office:value="4">
            <text:p>4</text:p>
          </table:table-cell>
          <table:table-cell office:value-type="string">
            <text:p>Thick film resistor, 1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Thick film resistor, 1.1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,R8,R13</text:p>
          </table:table-cell>
          <table:table-cell office:value-type="float" office:value="3">
            <text:p>3</text:p>
          </table:table-cell>
          <table:table-cell office:value-type="string">
            <text:p>Thick film resistor, 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2</text:p>
          </table:table-cell>
          <table:table-cell office:value-type="float" office:value="1">
            <text:p>1</text:p>
          </table:table-cell>
          <table:table-cell office:value-type="string">
            <text:p>Thick film resistor, 2.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30</text:p>
          </table:table-cell>
          <table:table-cell office:value-type="float" office:value="1">
            <text:p>1</text:p>
          </table:table-cell>
          <table:table-cell office:value-type="string">
            <text:p>Thick film resistor, 3.3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4,R9,R14</text:p>
          </table:table-cell>
          <table:table-cell office:value-type="float" office:value="3">
            <text:p>3</text:p>
          </table:table-cell>
          <table:table-cell office:value-type="string">
            <text:p>Thick film resistor, 4.02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5,R10,R15</text:p>
          </table:table-cell>
          <table:table-cell office:value-type="float" office:value="3">
            <text:p>3</text:p>
          </table:table-cell>
          <table:table-cell office:value-type="string">
            <text:p>Thick film resistor, 8.06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6,R11,R16</text:p>
          </table:table-cell>
          <table:table-cell office:value-type="float" office:value="3">
            <text:p>3</text:p>
          </table:table-cell>
          <table:table-cell office:value-type="string">
            <text:p>Thick film resistor, 16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20-R26</text:p>
          </table:table-cell>
          <table:table-cell office:value-type="float" office:value="7">
            <text:p>7</text:p>
          </table:table-cell>
          <table:table-cell office:value-type="string">
            <text:p>Thick film resistor, 10k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GPIO1</text:p>
          </table:table-cell>
          <table:table-cell office:value-type="float" office:value="1">
            <text:p>1</text:p>
          </table:table-cell>
          <table:table-cell office:value-type="string">
            <text:p>Standard pin header, 2x10 pins, 2.54mm , gold plated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JTAG1</text:p>
          </table:table-cell>
          <table:table-cell office:value-type="float" office:value="1">
            <text:p>1</text:p>
          </table:table-cell>
          <table:table-cell office:value-type="string">
            <text:p>Standard pin header, 2x5 pins, 2.54mm, gold plated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.04.2020</text:date>, <text:time>18:5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8-14T20:46:12.67</meta:creation-date>
    <dc:date>2020-04-20T18:56:58.87</dc:date>
    <meta:editing-cycles>22</meta:editing-cycles>
    <meta:editing-duration>PT3H6M7S</meta:editing-duration>
    <meta:document-statistic meta:table-count="3" meta:cell-count="202" meta:object-count="0"/>
  </office:meta>
</office:document-meta>
</file>